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Segoe UI Semibold" svg:font-family="'Segoe UI Semibol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2.224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2.69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  <style:text-properties style:font-name="Segoe UI Semibold" style:font-name-asian="Segoe UI Semibold" style:font-name-complex="Segoe UI Semibold"/>
    </style:style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bottom="none" fo:border-left="0.002cm solid #bfbfbf" fo:border-right="0.002cm solid #bfbfbf" fo:border-top="0.002cm solid #bfbfbf" style:vertical-align="middle"/>
    </style:style>
    <style:style style:name="ce4" style:family="table-cell" style:parent-style-name="Default" style:data-style-name="N0">
      <style:table-cell-properties fo:border-bottom="none" fo:border-left="0.002cm solid #bfbfbf" fo:border-right="none" fo:border-top="0.002cm solid #bfbfbf" style:vertical-align="middle"/>
    </style:style>
    <style:style style:name="ce5" style:family="table-cell" style:parent-style-name="Default" style:data-style-name="N0">
      <style:table-cell-properties fo:border="0.002cm solid #bfbfbf" style:vertical-align="middle"/>
    </style:style>
    <style:style style:name="ce6" style:family="table-cell" style:parent-style-name="Default" style:data-style-name="N0">
      <style:table-cell-properties fo:border-bottom="0.002cm solid #bfbfbf" fo:border-left="0.002cm solid #bfbfbf" fo:border-right="none" fo:border-top="0.002cm solid #bfbfbf" style:vertical-align="middle"/>
    </style:style>
    <style:style style:name="ce7" style:family="table-cell" style:parent-style-name="Default" style:data-style-name="N0">
      <style:table-cell-properties fo:border-bottom="none" fo:wrap-option="wrap" fo:border-left="none" fo:border-right="0.002cm solid #bfbfbf" fo:border-top="0.002cm solid #bfbfbf" style:vertical-align="middle"/>
      <style:text-properties style:font-name="Segoe UI Semibold" style:font-name-asian="Segoe UI Semibold" style:font-name-complex="Segoe UI Semibold"/>
    </style:style>
    <style:style style:name="ce8" style:family="table-cell" style:parent-style-name="Default" style:data-style-name="N0">
      <style:table-cell-properties fo:border-bottom="0.002cm solid #bfbfbf" fo:wrap-option="wrap" fo:border-left="none" fo:border-right="0.002cm solid #bfbfbf" fo:border-top="0.002cm solid #bfbfbf" style:vertical-align="middle"/>
      <style:text-properties style:font-name="Segoe UI Semibold" fo:font-weight="bold" style:font-name-asian="Segoe UI Semibold" style:font-weight-asian="bold" style:font-name-complex="Segoe UI Semibold" style:font-weight-complex="bold"/>
    </style:style>
    <style:style style:name="ce9" style:family="table-cell" style:parent-style-name="Hyperlink" style:data-style-name="N0">
      <style:table-cell-properties style:vertical-align="middle"/>
      <style:text-properties fo:color="#7f7f7f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ENLACES_LIBRO_ANDROID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number-columns-repeated="1024"/>
        </table:table-row>
        <table:table-row table:style-name="ro3">
          <table:table-cell/>
          <table:table-cell table:style-name="ce8" office:value-type="string">
            <text:p>ENLACES LIBRO ANDROID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1">
          <table:table-cell/>
          <table:table-cell table:style-name="ce7"/>
          <table:table-cell table:style-name="ce3"/>
          <table:table-cell table:style-name="ce4"/>
          <table:table-cell table:number-columns-repeated="1020"/>
        </table:table-row>
        <table:table-row table:style-name="ro3">
          <table:table-cell/>
          <table:table-cell office:value-type="string">
            <text:p>Nombre</text:p>
          </table:table-cell>
          <table:table-cell office:value-type="string">
            <text:p>Vínculo</text:p>
          </table:table-cell>
          <table:table-cell office:value-type="string">
            <text:p>Tip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Git for Windows</text:p>
          </table:table-cell>
          <table:table-cell table:style-name="ce9" table:formula="of:=HYPERLINK(&quot;https://gitforwindows.org/&quot;; &quot;Gitforwindows&quot;)" office:value-type="string" office:string-value="Gitforwindows">
            <text:p>Gitforwindows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Java SE Development Kit 8 <text:s text:c="2"/>Downloads <text:s text:c="2"/>Oracle España</text:p>
          </table:table-cell>
          <table:table-cell table:style-name="ce9" table:formula="of:=HYPERLINK(&quot;https://www.oracle.com/es/java/technologies/javase/javase-jdk8-downloads.html&quot;; &quot;Oracle&quot;)" office:value-type="string" office:string-value="Oracle">
            <text:p>Oracle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ownload Android Studio and SDK tools     Android Studio</text:p>
          </table:table-cell>
          <table:table-cell table:style-name="ce9" table:formula="of:=HYPERLINK(&quot;https://developer.android.com/studio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alexx55 (Val)</text:p>
          </table:table-cell>
          <table:table-cell table:style-name="ce9" table:formula="of:=HYPERLINK(&quot;https://github.com/Valexx55&quot;; &quot;Github&quot;)" office:value-type="string" office:string-value="Github">
            <text:p>Github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tack Overflow <text:s text:c="2"/>Where Developers Learn, Share, <text:s text:c="2"/>Build Careers</text:p>
          </table:table-cell>
          <table:table-cell table:style-name="ce9" table:formula="of:=HYPERLINK(&quot;https://stackoverflow.com/&quot;; &quot;Stackoverflow&quot;)" office:value-type="string" office:string-value="Stackoverflow">
            <text:p>Stackoverflow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ómo crear aplicaciones web en WebView     Desarrolladores de Android</text:p>
          </table:table-cell>
          <table:table-cell table:style-name="ce9" table:formula="of:=HYPERLINK(&quot;https://developer.android.com/guide/webapps/webview?hl=es-419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ódigos ASCII <text:s text:c="2"/>Tabla de caracteres y simbolos ascii</text:p>
          </table:table-cell>
          <table:table-cell table:style-name="ce9" table:formula="of:=HYPERLINK(&quot;https://ascii.cl/es/&quot;; &quot;Ascii.cl&quot;)" office:value-type="string" office:string-value="Ascii.cl">
            <text:p>Ascii.cl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uilding a Material Theme on Android: Color <text:s text:c="2"/>Material Design</text:p>
          </table:table-cell>
          <table:table-cell table:style-name="ce9" table:formula="of:=HYPERLINK(&quot;https://material.io/blog/android-material-theme-color&quot;; &quot;Material.io&quot;)" office:value-type="string" office:string-value="Material.io">
            <text:p>Material.io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ómo manejar cambios en la configuración     Desarrolladores de Android</text:p>
          </table:table-cell>
          <table:table-cell table:style-name="ce9" table:formula="of:=HYPERLINK(&quot;https://developer.android.com/guide/topics/resources/runtime-changes?hl=es-419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Tunes Search API: Overview</text:p>
          </table:table-cell>
          <table:table-cell table:style-name="ce9" table:formula="of:=HYPERLINK(&quot;https://developer.apple.com/library/archive/documentation/AudioVideo/Conceptual/iTuneSearchAPI/index.html#//apple_ref/doc/uid/TP40017632-CH3-SW1&quot;; &quot;Developer.apple&quot;)" office:value-type="string" office:string-value="Developer.apple">
            <text:p>Developer.apple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ow do I see if Wi Fi is connected on Android? <text:s text:c="2"/>Stack Overflow</text:p>
          </table:table-cell>
          <table:table-cell table:style-name="ce9" table:formula="of:=HYPERLINK(&quot;https://stackoverflow.com/questions/3841317/how-do-i-see-if-wi-fi-is-connected-on-android/34741193#34741193&quot;; &quot;Stackoverflow&quot;)" office:value-type="string" office:string-value="Stackoverflow">
            <text:p>Stackoverflow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ermisos en Android     Desarrolladores de Android     Android Developers</text:p>
          </table:table-cell>
          <table:table-cell table:style-name="ce9" table:formula="of:=HYPERLINK(&quot;https://developer.android.com/guide/topics/permissions/overview?hl=es-419#runtime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Intents comunes     Desarrolladores de Android     Android Developers</text:p>
          </table:table-cell>
          <table:table-cell table:style-name="ce9" table:formula="of:=HYPERLINK(&quot;https://developer.android.com/guide/components/intents-common?hl=es-419#PickContact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ómo obtener detalles de un contacto     Desarrolladores de Android</text:p>
          </table:table-cell>
          <table:table-cell table:style-name="ce9" table:formula="of:=HYPERLINK(&quot;https://developer.android.com/training/contacts-provider/retrieve-details?hl=es-419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escripción general de notificaciones     Desarrolladores de Android</text:p>
          </table:table-cell>
          <table:table-cell table:style-name="ce9" table:formula="of:=HYPERLINK(&quot;https://developer.android.com/guide/topics/ui/notifiers/notifications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escripción general de notificaciones     Desarrolladores de Android</text:p>
          </table:table-cell>
          <table:table-cell table:style-name="ce9" table:formula="of:=HYPERLINK(&quot;https://developer.android.com/guide/topics/ui/notifiers/notifications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ómo crear y administrar canales de notificaciones</text:p>
          </table:table-cell>
          <table:table-cell table:style-name="ce9" table:formula="of:=HYPERLINK(&quot;https://developer.android.com/training/notify-user/channels#importance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ómo crear una notificación     Desarrolladores de Android</text:p>
          </table:table-cell>
          <table:table-cell table:style-name="ce9" table:formula="of:=HYPERLINK(&quot;https://developer.android.com/training/notify-user/build-notification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aciones de almacenamiento en Android 11</text:p>
          </table:table-cell>
          <table:table-cell table:style-name="ce9" table:formula="of:=HYPERLINK(&quot;https://developer.android.com/about/versions/11/privacy/storage?hl=es-419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ileProvider     Android Developers</text:p>
          </table:table-cell>
          <table:table-cell table:style-name="ce9" table:formula="of:=HYPERLINK(&quot;https://developer.android.com/reference/androidx/core/content/FileProvider&quot;; &quot;Developer.android&quot;)" office:value-type="string" office:string-value="Developer.android">
            <text:p>Developer.android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ómo utilizar Play Console <text:s text:c="2"/>Ayuda de Play Console</text:p>
          </table:table-cell>
          <table:table-cell table:style-name="ce9" table:formula="of:=HYPERLINK(&quot;https://support.google.com/googleplay/android-developer/answer/6112435?hl=es&quot;; &quot;Support.google&quot;)" office:value-type="string" office:string-value="Support.google">
            <text:p>Support.google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alexx55/AppTurismoRivas</text:p>
          </table:table-cell>
          <table:table-cell table:style-name="ce9" table:formula="of:=HYPERLINK(&quot;https://github.com/Valexx55/AppTurismoRivas&quot;; &quot;Github&quot;)" office:value-type="string" office:string-value="Github">
            <text:p>Github</text:p>
          </table:table-cell>
          <table:table-cell office:value-type="string">
            <text:p>Sitio web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AllItemsTable" table:target-range-address="ENLACES_LIBRO_ANDROID.B4:ENLACES_LIBRO_ANDROID.D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Segoe UI Semibold" svg:font-family="'Segoe UI Semibol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Segoe UI" fo:font-size="11pt" style:font-name-asian="Segoe UI" style:font-size-asian="11pt" style:font-name-complex="Segoe U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7f7f7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1">01/09/2021</text:date>, <text:time>20:04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title/>
    <dc:description/>
    <dc:subject/>
    <meta:initial-creator/>
    <dc:creator/>
    <meta:creation-date>2019-11-12T18:41:08Z</meta:creation-date>
    <dc:date>2021-09-01T18:04:01Z</dc:date>
    <meta:editing-cycles>1</meta:editing-cycles>
    <meta:document-statistic meta:table-count="1" meta:cell-count="70" meta:object-count="0"/>
  </office:meta>
</office:document-meta>
</file>